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/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 Math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rsid="001ca8f0" officeooo:paragraph-rsid="001ca8f0"/>
    </style:style>
    <style:style style:name="P2" style:family="paragraph" style:parent-style-name="Heading_20_2">
      <style:text-properties officeooo:paragraph-rsid="001ca8f0"/>
    </style:style>
    <style:style style:name="P3" style:family="paragraph" style:parent-style-name="Heading_20_2">
      <style:paragraph-properties fo:break-before="page"/>
      <style:text-properties officeooo:paragraph-rsid="001d6412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Text_20_body">
      <style:paragraph-properties fo:line-height="150%"/>
    </style:style>
    <style:style style:name="P6" style:family="paragraph" style:parent-style-name="Text_20_body" style:list-style-name="WWNum2">
      <style:paragraph-properties fo:margin-left="1.27cm" fo:margin-right="0cm" fo:line-height="150%" fo:text-indent="-0.635cm" style:auto-text-indent="false"/>
    </style:style>
    <style:style style:name="P7" style:family="paragraph" style:parent-style-name="Text_20_body" style:list-style-name="WWNum2">
      <style:paragraph-properties fo:margin-left="1.905cm" fo:margin-right="0cm" fo:line-height="150%" fo:text-indent="-0.635cm" style:auto-text-indent="false"/>
    </style:style>
    <style:style style:name="P8" style:family="paragraph" style:parent-style-name="Text_20_body">
      <style:paragraph-properties fo:line-height="150%"/>
      <style:text-properties officeooo:rsid="001ac0df" officeooo:paragraph-rsid="001ac0df"/>
    </style:style>
    <style:style style:name="P9" style:family="paragraph" style:parent-style-name="Text_20_body">
      <style:text-properties officeooo:paragraph-rsid="001ca8f0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Calibri1" officeooo:rsid="000c5788" officeooo:paragraph-rsid="001ca8f0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Calibri1" officeooo:rsid="000d38f1" officeooo:paragraph-rsid="001ca8f0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Calibri1" fo:font-size="12pt" fo:font-weight="normal" officeooo:rsid="003c066d" officeooo:paragraph-rsid="001d6412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Calibri1" fo:font-size="12pt" fo:font-weight="bold" officeooo:rsid="003c066d" officeooo:paragraph-rsid="001d6412" style:font-size-asian="10.5pt" style:font-weight-asian="bold" style:font-size-complex="12pt" style:font-weight-complex="bold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Calibri1" fo:font-size="14pt" fo:font-weight="bold" officeooo:rsid="00441d8b" officeooo:paragraph-rsid="001d6412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line-height="150%" fo:text-align="justify" style:justify-single-word="false" fo:break-before="page"/>
      <style:text-properties style:font-name="Calibri1" fo:font-size="14pt" fo:font-weight="bold" officeooo:rsid="00441d8b" officeooo:paragraph-rsid="001d6412" style:font-size-asian="14pt" style:font-weight-asian="bold" style:font-size-complex="14pt" style:font-weight-complex="bold"/>
    </style:style>
    <style:style style:name="T1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Calibri" fo:font-size="12pt" style:font-size-asian="12pt"/>
    </style:style>
    <style:style style:name="T3" style:family="text">
      <style:text-properties style:font-name="Calibri" fo:font-size="12pt" officeooo:rsid="00121271" style:font-size-asian="12pt"/>
    </style:style>
    <style:style style:name="T4" style:family="text">
      <style:text-properties style:font-name="Calibri" fo:font-size="12pt" officeooo:rsid="001b249c" style:font-size-asian="12pt"/>
    </style:style>
    <style:style style:name="T5" style:family="text">
      <style:text-properties style:font-name="Calibri" fo:font-size="12pt" officeooo:rsid="005c403e" style:font-size-asian="12pt"/>
    </style:style>
    <style:style style:name="T6" style:family="text">
      <style:text-properties style:font-name="Calibri" fo:font-size="12pt" officeooo:rsid="001340e9" style:font-size-asian="12pt"/>
    </style:style>
    <style:style style:name="T7" style:family="text">
      <style:text-properties style:font-name="Calibri" fo:font-size="12pt" officeooo:rsid="005620f5" style:font-size-asian="12pt"/>
    </style:style>
    <style:style style:name="T8" style:family="text">
      <style:text-properties officeooo:rsid="001ca8f0"/>
    </style:style>
    <style:style style:name="T9" style:family="text">
      <style:text-properties officeooo:rsid="00224b35"/>
    </style:style>
    <style:style style:name="T10" style:family="text">
      <style:text-properties officeooo:rsid="00344c46"/>
    </style:style>
    <style:style style:name="T11" style:family="text">
      <style:text-properties officeooo:rsid="000eaf69"/>
    </style:style>
    <style:style style:name="T12" style:family="text">
      <style:text-properties officeooo:rsid="00525ca8"/>
    </style:style>
    <style:style style:name="T13" style:family="text">
      <style:text-properties officeooo:rsid="004b23c0"/>
    </style:style>
    <style:style style:name="T14" style:family="text">
      <style:text-properties officeooo:rsid="003c066d"/>
    </style:style>
    <style:style style:name="T15" style:family="text">
      <style:text-properties officeooo:rsid="005b01cd"/>
    </style:style>
    <style:style style:name="T16" style:family="text">
      <style:text-properties officeooo:rsid="00528a16"/>
    </style:style>
    <style:style style:name="T17" style:family="text">
      <style:text-properties officeooo:rsid="00121271"/>
    </style:style>
    <style:style style:name="T18" style:family="text">
      <style:text-properties officeooo:rsid="001b249c"/>
    </style:style>
    <style:style style:name="T19" style:family="text">
      <style:text-properties officeooo:rsid="0019b5c7"/>
    </style:style>
    <style:style style:name="T20" style:family="text">
      <style:text-properties officeooo:rsid="000d38f1"/>
    </style:style>
    <style:style style:name="T21" style:family="text">
      <style:text-properties officeooo:rsid="00108900"/>
    </style:style>
    <style:style style:name="T22" style:family="text">
      <style:text-properties officeooo:rsid="003defee"/>
    </style:style>
    <style:style style:name="T23" style:family="text">
      <style:text-properties officeooo:rsid="001d6412"/>
    </style:style>
    <style:style style:name="T24" style:family="text">
      <style:text-properties officeooo:rsid="005d7ae2"/>
    </style:style>
    <style:style style:name="T25" style:family="text">
      <style:text-properties officeooo:rsid="00441d8b"/>
    </style:style>
    <style:style style:name="T26" style:family="text">
      <style:text-properties officeooo:rsid="0045d48a"/>
    </style:style>
    <style:style style:name="T27" style:family="text">
      <style:text-properties officeooo:rsid="005349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Vorläufige Gliederung der Arbeit</text:span></text:p>
      <text:p text:style-name="P5"><text:span text:style-name="T1"/></text:p>
      <text:p text:style-name="P5"><text:span text:style-name="T1">Inhaltsverzeichnis</text:span><text:line-break/><text:span text:style-name="T1">Abbildungsverzeichnis</text:span><text:line-break/><text:span text:style-name="T1">Abkürzungsverzeichnis</text:span><text:line-break/><text:span text:style-name="T1">Tabellenverzeichnis</text:span></text:p>
      <text:list xml:id="list352476736" text:style-name="WWNum2">
        <text:list-item>
          <text:p text:style-name="P6"><text:span text:style-name="T1">Einleitung</text:span></text:p>
          <text:list>
            <text:list-item>
              <text:p text:style-name="P7"><text:span text:style-name="T1">Problembeschreibung</text:span></text:p>
            </text:list-item>
            <text:list-item>
              <text:p text:style-name="P7"><text:span text:style-name="T1">Ziel der Arbeit</text:span></text:p>
            </text:list-item>
            <text:list-item>
              <text:p text:style-name="P7"><text:span text:style-name="T1">Vorgehensweise</text:span></text:p>
            </text:list-item>
          </text:list>
        </text:list-item>
        <text:list-item>
          <text:p text:style-name="P6"><text:span text:style-name="T1">Stand der Wissenschaft und Technik</text:span></text:p>
          <text:list>
            <text:list-item>
              <text:p text:style-name="P7"><text:span text:style-name="T1">Stand der Wissenschaft</text:span></text:p>
            </text:list-item>
            <text:list-item>
              <text:p text:style-name="P7"><text:span text:style-name="T1">Abgrenzung der Arbeit</text:span></text:p>
            </text:list-item>
            <text:list-item>
              <text:p text:style-name="P7"><text:span text:style-name="T1">Autonomes Fahren</text:span></text:p>
            </text:list-item>
            <text:list-item>
              <text:p text:style-name="P7"><text:span text:style-name="T1">Funktionsweise Radarsensor</text:span></text:p>
            </text:list-item>
          </text:list>
        </text:list-item>
        <text:list-item>
          <text:p text:style-name="P6"><text:span text:style-name="T1">Entwicklung einer Testumgebung</text:span></text:p>
          <text:list>
            <text:list-item>
              <text:p text:style-name="P7"><text:span text:style-name="T1">Vorgaben an eine Testumgebung</text:span></text:p>
            </text:list-item>
            <text:list-item>
              <text:p text:style-name="P7"><text:span text:style-name="T1">Konzeptionierung der Testumgebung</text:span></text:p>
            </text:list-item>
            <text:list-item>
              <text:p text:style-name="P7"><text:span text:style-name="T1">Bau der Testumgebung</text:span></text:p>
            </text:list-item>
          </text:list>
        </text:list-item>
        <text:list-item>
          <text:p text:style-name="P6"><text:span text:style-name="T1">Durchführung der Angriffe</text:span></text:p>
          <text:list>
            <text:list-item>
              <text:p text:style-name="P7"><text:span text:style-name="T1">Zielsetzung der Angriffe</text:span></text:p>
            </text:list-item>
            <text:list-item>
              <text:p text:style-name="P7"><text:span text:style-name="T1">Bestimmung der Angriffsvektoren</text:span></text:p>
            </text:list-item>
            <text:list-item>
              <text:p text:style-name="P7"><text:span text:style-name="T1">Durchführung der Angriffe</text:span></text:p>
            </text:list-item>
          </text:list>
        </text:list-item>
        <text:list-item>
          <text:p text:style-name="P6"><text:span text:style-name="T1">Validierung der Ergebnisse</text:span></text:p>
        </text:list-item>
      </text:list>
      <text:p text:style-name="Standard"><text:span text:style-name="T1">Ausblick / Fazit</text:span></text:p>
      <text:h text:style-name="P1" text:outline-level="1">1. Einführung</text:h>
      <text:h text:style-name="P2" text:outline-level="2"><text:span text:style-name="T8">1.1 Problemstellung</text:span></text:h>
      <text:p text:style-name="P9"/>
      <text:p text:style-name="P11">I<text:span text:style-name="T9">n den letzten Jahren konnte man beobachten, dass die Entwicklung in der Autoindustrie immer weiter in die Richtung von autonomen Fahren geht. </text:span><text:span text:style-name="T10">Dies kann man nach der Elektrifizierung des Autos</text:span><text:span text:style-name="T11"> </text:span><text:span text:style-name="T10">als den nächsten großen Entwicklungsschritt im </text:span><text:span text:style-name="T12">Automobilbereich</text:span><text:span text:style-name="T10"> </text:span><text:span text:style-name="T12">an</text:span><text:span text:style-name="T10">sehen. </text:span><text:span text:style-name="T13">D</text:span><text:span text:style-name="T14">as BSI </text:span><text:span text:style-name="T13">hat </text:span><text:span text:style-name="T14">bereits einen Testaufbau für die Kamerasensor</text:span><text:span text:style-name="T15">ik</text:span><text:span text:style-name="T14"> entwickelt und in einem nächsten </text:span><text:span text:style-name="T13">Entwicklungss</text:span><text:span text:style-name="T14">chritt </text:span><text:span text:style-name="T13">soll</text:span><text:span text:style-name="T15">en</text:span><text:span text:style-name="T13"> nun </text:span><text:span text:style-name="T14">für die restlichen Sensoriken auch Testumgebungen geschaffen werden.</text:span><text:span text:style-name="T10"> </text:span><text:span text:style-name="T14">Der Focus dieser Abschlussarbeit wird </text:span><text:span text:style-name="T13">hierbei auf den Radarsensoren liegen, da auch bei diesen die Notwendigkeit einer Absicherung gegen Angriffe von dritten besteh</text:span><text:span text:style-name="T16">t</text:span><text:span text:style-name="T13">. </text:span><text:span text:style-name="T14"><text:s/></text:span></text:p>
      <text:p text:style-name="P10">Alle im <text:span text:style-name="T10">A</text:span>utomotiv-Bereich verwendeten Radarsensoren werden <text:span text:style-name="T9">sowohl vom Hersteller wie auch von Zulassungsbehörden getestet</text:span>. Diese Test umfassen aber nur d<text:span text:style-name="T15">as Verhalten</text:span> des Radarsensors <text:span text:style-name="T19">in</text:span><text:span text:style-name="T20"> „normalen“ Situationen. Dazu gehört zum Beispiel, die Funktionsfähigkeit bei Verschmutzung oder bei einer schlecht</text:span><text:span text:style-name="T16">en</text:span><text:span text:style-name="T20"> Wettersituation. Ein Test wie gut die Radarsensoren gegen aktive Manipulation geschützt sind, wird in den meisten Fällen nicht durchgeführt. </text:span><text:span text:style-name="T19"><text:s/></text:span></text:p>
      <text:p text:style-name="P11"><text:span text:style-name="T21">Um solche Test</text:span><text:span text:style-name="T18">s</text:span><text:span text:style-name="T21"> durchführen zu können, muss eine Testumgebung aufgebaut werden, welche es ermöglicht, </text:span><text:span text:style-name="T22">d</text:span><text:span text:style-name="T21">ie Ergebnisse, </text:span><text:span text:style-name="T22">di</text:span><text:span text:style-name="T21">e man erhält, in statistischen Auswertungen </text:span><text:span text:style-name="T22">einfließen zulassen</text:span><text:span text:style-name="T21">. Hierfür müssen sowohl </text:span><text:span text:style-name="T18">Testa</text:span><text:span text:style-name="T21">ufbau als auch Ort sorgfältig gewählt werden. </text:span><text:span text:style-name="T10">Weitergehend müssen auch</text:span><text:span text:style-name="T17"> die Materialien und Verfahren für die Angriffe gewählt werden. </text:span><text:span text:style-name="T18">Dabei ist es sehr wichtig, dass die Testaufbauten sich einzig in den Angriffskomponenten unterscheiden.</text:span></text:p>
      <text:p text:style-name="P11"><text:span text:style-name="T3">Um die Auswahl für diese </text:span><text:span text:style-name="T4">Angriffskomponenten </text:span><text:span text:style-name="T3">einzuschränken, muss ein </text:span><text:span text:style-name="T4">A</text:span><text:span text:style-name="T3">ngreifer</text:span><text:span text:style-name="T4">p</text:span><text:span text:style-name="T3">rofil für die Test</text:span><text:span text:style-name="T4">s</text:span><text:span text:style-name="T3"> zusammengestellt werden, </text:span><text:span text:style-name="T5">welches</text:span><text:span text:style-name="T3"> die </text:span><text:span text:style-name="T6">Ressourcen des Angreifers definiert. </text:span><text:span text:style-name="T7">Dies beinhaltet zum einen die monetären Kapazitäten des Angreifers, mit welchen dann die Materialien, sowie auch die <text:s/>technischen Geräte bereitgestellt werden können. Zum anderen wird die Intensität der Angriffe definiert. Das heißt, wie lange und wie konsequent ein Angriff durchgeführt wird.</text:span><text:span text:style-name="T6"> </text:span></text:p>
      <text:h text:style-name="P3" text:outline-level="2"><text:span text:style-name="T23">1.2 Ziel der Arbeit</text:span></text:h>
      <text:p text:style-name="P12">Das Ziel dieser Arbeit ist die Evaluation der Angreifbarkeit von Radarsensoren im <text:span text:style-name="T16">A</text:span>utomobil<text:span text:style-name="T16">b</text:span>ereich. Hierbei wird getestet, ob und vor allem wie sich ein Radarsensor von einem Angreifer täuschen lassen kann. Hierfür wird als Radarsensor der AWR1843BOOST von Texas In<text:span text:style-name="T24">struments</text:span> eingesetzt [3]. Hierbei handelt es sich um ein<text:span text:style-name="T24">en</text:span> „single Chip“ automotiv Radarsensor, welcher im 76-81 GHz Bereich arbeitet. Dieser eignet sich gut als stellvertretender Sensor für den Automotiv-Bereich, da man durch <text:span text:style-name="T24">die</text:span> große Anzahl an Einstellungsmöglichkeiten, sehr viele verschiedene Radareinstellungen testen kann, ohne hierfür jedesmal neue Radartypen kaufen zu müssen und diese dann im Testbetrieb tauschen zu müssen.</text:p>
      <text:p text:style-name="P12">Die übergeordneten Ziele dieser Bachelorarbeit sind:</text:p>
      <text:p text:style-name="P14">Ziel Z1 – Planung der Arbeit</text:p>
      <text:p text:style-name="P13"><text:tab/>Ziel Z1.<text:span text:style-name="T25">1 </text:span>- Konzeptionierung und Umsetzung eines Testaufbaus.</text:p>
      <text:p text:style-name="P12"><text:tab/>Zunächst muss eine Testumgebung geplant und aufgebaut werden, welche es <text:tab/>ermöglicht <text:tab/>Daten zu ermitteln, welche aussagekräftig und wiederholbar sind.</text:p>
      <text:p text:style-name="P13"><text:tab/>Ziel Z<text:span text:style-name="T25">1.</text:span>2- Konzeptionierung der Auswertungsverfahren für die Ergebnisse der <text:tab/><text:tab/>Testreihen.</text:p>
      <text:p text:style-name="P12"><text:tab/>In diesem Schritt muss ein Konzept erstellt werden, mit welchem man in der Lage ist <text:tab/>die erhaltenen Daten auszuwerten. Wichtig dabei ist, dass die Auswertung auch ein <text:tab/>Vergleich der einzelnen Test untereinander ermöglicht. </text:p>
      <text:p text:style-name="P13"><text:tab/>Ziel Z<text:span text:style-name="T25">1.</text:span>3 - Konzeptionierung der Angriffe und Zusammenstellung der benötigten <text:tab/>Materialien.</text:p>
      <text:p text:style-name="P12"><text:tab/>Nachdem die Testumgebung konzeptioniert wurde, werden die Angriffe entwickelt. <text:tab/>Hierbei wird eine Liste der benötigten Materialien <text:span text:style-name="T16">und Angriffe</text:span> erstell<text:span text:style-name="T24">t</text:span>, damit diese für <text:tab/>die Durchführung beschafft werden können. Bei der Erstellung möglicher <text:tab/>Angriffsszenarien werden mehrere Kategorien unterschieden, je nach Angriffsmuster <text:tab/>oder Angriffsziel.</text:p>
      <text:p text:style-name="P14"/>
      <text:p text:style-name="P15">Ziel Z2 – <text:span text:style-name="T26">Durchführung und Auswertung</text:span></text:p>
      <text:p text:style-name="P13"><text:tab/>Ziel Z<text:span text:style-name="T25">2.1</text:span> - Durchführung der einzelnen Angriffe.</text:p>
      <text:p text:style-name="P12"><text:tab/>Ziel dieses Schrittes ist <text:span text:style-name="T24">es </text:span><text:span text:style-name="T16">eine Auswahl an Tests aus der </text:span><text:span text:style-name="T24">i</text:span><text:span text:style-name="T16">n Z1.3 erstellten Liste zu <text:tab/>treffen, diese </text:span><text:s/>durchzuführen und die Ergebnisse zu protokollieren.</text:p>
      <text:p text:style-name="P13"><text:tab/>Ziel Z<text:span text:style-name="T25">2.2</text:span> - Auswertung der Angriffsergebnisse.</text:p>
      <text:p text:style-name="P12"><text:tab/>Die Ergebnisse aus dem vorherigen Schritt werden ausgewertet. Daraus werden dann <text:tab/>Rückschlüsse auf die Sicherheit des Radarsensors i<text:span text:style-name="T24">n</text:span> Bezug auf die Angreifbarkeit durch <text:tab/>Dritte gezogen. <text:span text:style-name="T27">Hierbei werden die verschiedenen Angriffsziele berücksichtigt. Diese <text:tab/>sind zum Beispiel das verschleiern von Objekten, das vortäuschen von Objekten die <text:tab/>nicht existieren oder die Positionsverschiebung von wahrgenommenen Objekten.</text:span></text:p>
      <text:p text:style-name="P13"><text:tab/>Ziel Z<text:span text:style-name="T25">2.3</text:span> - Erstellung und Überprüfung der Arbeit.</text:p>
      <text:p text:style-name="P12"><text:tab/>In einem letzten Schritt wird die Bachelorarbeit ausformuliert und alles noch einmal <text:tab/>geprüft. Anhand dieser Ziele wird im folgenden der Zeitplan für diese Arbeit erstellt <text:tab/>werden.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/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 Math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_20_Table" style:display-name="Normal Table" style:family="paragraph" style:default-outline-level="">
      <style:paragraph-properties fo:text-align="start" style:justify-single-word="false" fo:orphans="2" fo:widows="2" fo:hyphenation-ladder-count="no-limit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0pt" fo:language="de" fo:country="DE" style:letter-kerning="true" style:font-name-asian="Cambria Math" style:font-family-asian="'Cambria Math'" style:font-family-generic-asian="system" style:font-pitch-asian="variable" style:font-size-asian="10pt" style:language-asian="ja" style:country-asian="JP" style:font-name-complex="Times New Roman1" style:font-family-complex="'Times New Roman'" style:font-family-generic-complex="system" style:font-pitch-complex="variable" style:font-size-complex="10pt" style:language-complex="ar" style:country-complex="SA" fo:hyphenate="false" loext:hyphenation-no-caps="false"/>
    </style:style>
    <style:style style:name="Text_20_body" style:display-name="Text body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Überschrift_20_9_20_Zchn" style:display-name="Überschrift 9 Zchn" style:family="text">
      <style:text-properties style:font-name-complex="Arial" style:font-family-complex="Arial" style:font-family-generic-complex="system" style:font-pitch-complex="variable" style:font-size-complex="11pt"/>
    </style:style>
    <style:style style:name="Überschrift_20_8_20_Zchn" style:display-name="Überschrift 8 Zchn" style:family="text">
      <style:text-properties fo:font-style="italic" style:font-style-asian="italic" style:font-style-complex="italic"/>
    </style:style>
    <style:style style:name="Überschrift_20_7_20_Zchn" style:display-name="Überschrift 7 Zchn" style:family="text"/>
    <style:style style:name="Überschrift_20_6_20_Zchn" style:display-name="Überschrift 6 Zchn" style:family="text">
      <style:text-properties fo:font-weight="bold" style:font-weight-asian="bold" style:font-size-complex="11pt" style:font-weight-complex="bold"/>
    </style:style>
    <style:style style:name="Überschrift_20_5_20_Zchn" style:display-name="Überschrift 5 Zchn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Überschrift_20_4_20_Zchn" style:display-name="Überschrift 4 Zchn" style:family="text">
      <style:text-properties fo:font-size="14pt" fo:font-weight="bold" style:font-size-asian="14pt" style:font-weight-asian="bold" style:font-size-complex="14pt" style:font-weight-complex="bold"/>
    </style:style>
    <style:style style:name="Überschrift_20_3_20_Zchn" style:display-name="Überschrift 3 Zchn" style:family="text">
      <style:text-properties fo:font-size="13pt" fo:font-weight="bold" style:font-size-asian="13pt" style:font-weight-asian="bold" style:font-name-complex="Arial" style:font-family-complex="Arial" style:font-family-generic-complex="system" style:font-pitch-complex="variable" style:font-size-complex="13pt" style:font-weight-complex="bold"/>
    </style:style>
    <style:style style:name="Überschrift_20_2_20_Zchn" style:display-name="Überschrift 2 Zchn" style:family="text">
      <style:text-properties fo:font-size="14pt" fo:font-weight="bold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Überschrift_20_1_20_Zchn" style:display-name="Überschrift 1 Zchn" style:family="text">
      <style:text-properties fo:font-size="6pt" fo:font-weight="bold" style:font-size-asian="6pt" style:font-weight-asian="bold" style:font-name-complex="Arial" style:font-family-complex="Arial" style:font-family-generic-complex="system" style:font-pitch-complex="variable" style:font-size-complex="6pt" style:font-weight-complex="bold"/>
    </style:style>
    <style:style style:name="Default_20_Paragraph_20_Font" style:display-name="Default Paragraph Font" style:family="text"/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14" loext:num-list-format="%1%.%2%.%3%.%4%.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5" loext:num-list-format="%1%.%2%.%3%.%4%.%5%.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6" loext:num-list-format="%1%.%2%.%3%.%4%.%5%.%6%.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7" loext:num-list-format="%1%.%2%.%3%.%4%.%5%.%6%.%7%.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8" loext:num-list-format="%1%.%2%.%3%.%4%.%5%.%6%.%7%.%8%.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 %3%)" style:num-prefix=" " style:num-suffix=")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1T17:26:07.559000000</dc:date>
    <meta:editing-duration>PT13M27S</meta:editing-duration>
    <meta:editing-cycles>3</meta:editing-cycles>
    <meta:generator>LibreOffice/7.2.2.2$Windows_X86_64 LibreOffice_project/02b2acce88a210515b4a5bb2e46cbfb63fe97d56</meta:generator>
    <meta:document-statistic meta:table-count="0" meta:image-count="0" meta:object-count="0" meta:page-count="4" meta:paragraph-count="44" meta:word-count="709" meta:character-count="5349" meta:non-whitespace-character-count="4644"/>
  </office:meta>
</office:document-meta>
</file>